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4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_Documen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Billing_Category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Sales_group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Sales_Offic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Billing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ales_org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Dist_Channel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ecimal(15,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V_unit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18)</text:p>
          </table:table-cell>
          <table:table-cell office:value-type="string" calcext:value-type="string">
            <text:p>no null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lant_D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1">
          <table:table-cell office:value-type="string" calcext:value-type="string">
            <text:p>Storage_Loc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Selling_Price</text:p>
          </table:table-cell>
          <table:table-cell office:value-type="string" calcext:value-type="string">
            <text:p>Decimal(13,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et_Valu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Rebate_Basis</text:p>
          </table:table-cell>
          <table:table-cell office:value-type="string" calcext:value-type="string">
            <text:p>Decimal(13,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CSD_poin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output_tax</text:p>
          </table:table-cell>
          <table:table-cell office:value-type="string" calcext:value-type="string">
            <text:p>Decimal(13,2)</text:p>
          </table:table-cell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5:24:05.014159930</meta:creation-date>
    <dc:date>2024-09-11T16:31:45.523650293</dc:date>
    <meta:editing-duration>PT26M29S</meta:editing-duration>
    <meta:editing-cycles>1</meta:editing-cycles>
    <meta:document-statistic meta:table-count="1" meta:cell-count="49" meta:object-count="0"/>
    <meta:generator>LibreOffice/7.3.7.2$Linux_X86_64 LibreOffice_project/30$Build-2</meta:generator>
  </office:meta>
</office:document-meta>
</file>